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 style:list-style-name="L2">
      <style:text-properties style:font-name="Calibri"/>
    </style:style>
    <style:style style:name="P5" style:family="paragraph" style:parent-style-name="Standard" style:list-style-name="L3">
      <style:text-properties style:font-name="Calibri"/>
    </style:style>
    <style:style style:name="P6" style:family="paragraph" style:parent-style-name="Standard" style:list-style-name="L4">
      <style:text-properties style:font-name="Calibri"/>
    </style:style>
    <style:style style:name="P7" style:family="paragraph" style:parent-style-name="Standard" style:list-style-name="L5">
      <style:text-properties style:font-name="Calibri"/>
    </style:style>
    <style:style style:name="P8" style:family="paragraph" style:parent-style-name="Standard" style:list-style-name="L6">
      <style:text-properties style:font-name="Calibri"/>
    </style:style>
    <style:style style:name="P9" style:family="paragraph" style:parent-style-name="Standard" style:list-style-name="L7">
      <style:text-properties style:font-name="Calibri"/>
    </style:style>
    <style:style style:name="P10" style:family="paragraph" style:parent-style-name="Standard" style:list-style-name="L8">
      <style:text-properties style:font-name="Calibri"/>
    </style:style>
    <style:style style:name="P11" style:family="paragraph" style:parent-style-name="Standard" style:list-style-name="L9">
      <style:text-properties style:font-name="Calibri"/>
    </style:style>
    <style:style style:name="P12" style:family="paragraph" style:parent-style-name="Standard" style:list-style-name="L13">
      <style:text-properties style:font-name="Calibri"/>
    </style:style>
    <style:style style:name="P13" style:family="paragraph" style:parent-style-name="Standard" style:list-style-name="L14">
      <style:text-properties style:font-name="Calibri"/>
    </style:style>
    <style:style style:name="P14" style:family="paragraph" style:parent-style-name="Standard" style:list-style-name="L15">
      <style:text-properties style:font-name="Calibri"/>
    </style:style>
    <style:style style:name="P15" style:family="paragraph" style:parent-style-name="Standard" style:list-style-name="L16">
      <style:text-properties style:font-name="Calibri"/>
    </style:style>
    <style:style style:name="P16" style:family="paragraph" style:parent-style-name="Standard" style:list-style-name="L18">
      <style:text-properties style:font-name="Calibri"/>
    </style:style>
    <style:style style:name="P17" style:family="paragraph" style:parent-style-name="Standard" style:list-style-name="L19">
      <style:text-properties style:font-name="Calibri"/>
    </style:style>
    <style:style style:name="P18" style:family="paragraph" style:parent-style-name="Standard" style:list-style-name="L20">
      <style:text-properties style:font-name="Calibri"/>
    </style:style>
    <style:style style:name="P19" style:family="paragraph" style:parent-style-name="Standard" style:list-style-name="L21">
      <style:text-properties style:font-name="Calibri"/>
    </style:style>
    <style:style style:name="P20" style:family="paragraph" style:parent-style-name="Standard" style:list-style-name="L22">
      <style:text-properties style:font-name="Calibr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</text:p>
      <text:p text:style-name="P1">Simulating a pandemic:</text:p>
      <text:list xml:id="list5040180172297902356" text:style-name="L1">
        <text:list-item>
          <text:p text:style-name="P3">Many options like: seasonal amplitude or omicron vs delta CFR (case fatality rate)</text:p>
        </text:list-item>
        <text:list-item>
          <text:p text:style-name="P3">confusing, User nearly needs a medical degree to use and understand the simulator</text:p>
        </text:list-item>
        <text:list-item>
          <text:p text:style-name="P3">So many options and information to digest</text:p>
        </text:list-item>
        <text:list-item>
          <text:p text:style-name="P3">Game-like approach, overview significantly better</text:p>
        </text:list-item>
      </text:list>
      <text:p text:style-name="P1">Stochastic Algorithms (Dis-)Advantages</text:p>
      <text:list xml:id="list8156394059658695058" text:style-name="L2">
        <text:list-item>
          <text:p text:style-name="P4">Haven't put much deep thought in it, simple reasons</text:p>
        </text:list-item>
      </text:list>
      <text:list xml:id="list7111201859351259539" text:style-name="L3">
        <text:list-item>
          <text:p text:style-name="P5">Decided in favor of Gillespie because adding new rules was easy, nevertheless rewritten the rule set about 3 times</text:p>
        </text:list-item>
        <text:list-item>
          <text:p text:style-name="P5">Handling of the numbers easy</text:p>
        </text:list-item>
      </text:list>
      <text:p text:style-name="P1">Gillespie-Algorithm</text:p>
      <text:list xml:id="list8821138709644655982" text:style-name="L4">
        <text:list-item>
          <text:p text:style-name="P6">t, number of events match the time frame: So if you want 1sec that there arent a huge number of infections</text:p>
        </text:list-item>
      </text:list>
      <text:p text:style-name="P1">Gillespie Algorithm Example:</text:p>
      <text:list xml:id="list8350714764906977165" text:style-name="L6">
        <text:list-item>
          <text:p text:style-name="P8">Iota infect rate, rho recovery rate, delta death rate</text:p>
        </text:list-item>
      </text:list>
      <text:p text:style-name="P1">Extended SIRD-Model</text:p>
      <text:list xml:id="list6278992877598272382" text:style-name="L5">
        <text:list-item>
          <text:p text:style-name="P7">My Rule set for the Gillespie-Algorithm, every arrow is a rule </text:p>
        </text:list-item>
        <text:list-item>
          <text:p text:style-name="P7">I2, R2, D2 unaware changes of infection, negative tested and getting infected then</text:p>
        </text:list-item>
        <text:list-item>
          <text:p text:style-name="P7">Every state in Germany has this model, commuter get traded</text:p>
        </text:list-item>
      </text:list>
      <text:p text:style-name="P1">Basic structure</text:p>
      <text:list xml:id="list1921718294052355670" text:style-name="L7">
        <text:list-item>
          <text:p text:style-name="P9">Game-Management acts as an adapter between data classes and game interface</text:p>
        </text:list-item>
      </text:list>
      <text:p text:style-name="P1">Main Thread inside Dash Control class</text:p>
      <text:list xml:id="list1137387328421908502" text:style-name="L8">
        <text:list-item>
          <text:p text:style-name="P10">simulation runs in a different thread than the main thread, so that interface stays responsive</text:p>
        </text:list-item>
      </text:list>
      <text:p text:style-name="P1">Inside Game-Management Class</text:p>
      <text:list xml:id="list4962973681819794565" text:style-name="L9">
        <text:list-item>
          <text:p text:style-name="P11">another function call, now to the Country-Class</text:p>
        </text:list-item>
        <text:list-item>
          <text:p text:style-name="P11">checks if there are no new infections in a certain time frame, chose 75 days</text:p>
        </text:list-item>
      </text:list>
      <text:p text:style-name="P1">Inside the Country Class</text:p>
      <text:list xml:id="list7002221457305042421" text:style-name="L13">
        <text:list-item>
          <text:p text:style-name="P12">Handles vax production and distribution, and commuter distribution between states</text:p>
        </text:list-item>
        <text:list-item>
          <text:p text:style-name="P12">starts the threads for the states</text:p>
        </text:list-item>
      </text:list>
      <text:p text:style-name="P1">Distributing Commuters</text:p>
      <text:list xml:id="list7167430375226947509" text:style-name="L14">
        <text:list-item>
          <text:p text:style-name="P13">Commuter Rates based on data of the Agentur für Arbeit</text:p>
        </text:list-item>
        <text:list-item>
          <text:p text:style-name="P13">Basically distribute Commuter evenly on neighboring states</text:p>
        </text:list-item>
        <text:list-item>
          <text:p text:style-name="P13">Commuter array in state really complicated, indexing is kind of hard</text:p>
        </text:list-item>
        <text:list-item>
          <text:p text:style-name="P13">Randomly pick individuals from the various groups</text:p>
        </text:list-item>
      </text:list>
      <text:p text:style-name="P1">Inside the state Class</text:p>
      <text:list xml:id="list913647252987427071" text:style-name="L15">
        <text:list-item>
          <text:p text:style-name="P14">where the magic happens, Gillespie Iteration here</text:p>
        </text:list-item>
        <text:list-item>
          <text:p text:style-name="P14">time frame of one day, time difference from last event is considered and added before starting the new day</text:p>
        </text:list-item>
      </text:list>
      <text:p text:style-name="P1">Saving the data</text:p>
      <text:list xml:id="list8471061785456249024" text:style-name="L16">
        <text:list-item>
          <text:p text:style-name="P15">Godot Arrays allow several data types in the same array, 0-Index Name of the group, after that numbers</text:p>
        </text:list-item>
      </text:list>
      <text:p text:style-name="P1">Simulatin – Options</text:p>
      <text:list xml:id="list3565355483093050265" text:style-name="L18">
        <text:list-item>
          <text:p text:style-name="P16">Godmode even shows unrecorded cases</text:p>
        </text:list-item>
        <text:list-item>
          <text:p text:style-name="P16">Sim factor: for example 0.2, simulation only calculates with 20% of the population and projects the numbers to 100%</text:p>
        </text:list-item>
      </text:list>
      <text:p text:style-name="P1">Available mesures against the spread of the disease</text:p>
      <text:list xml:id="list3393120072087090546" text:style-name="L19">
        <text:list-item>
          <text:p text:style-name="P17"><text:soft-page-break/>Strictness of the measures is just a rough indication on how many measures are taken at the moment</text:p>
        </text:list-item>
        <text:list-item>
          <text:p text:style-name="P17">Progress bar below map that shows the progress of the simulation while it runs</text:p>
        </text:list-item>
      </text:list>
      <text:p text:style-name="P1">Implementing the measures</text:p>
      <text:list xml:id="list3251984323991815170" text:style-name="L20">
        <text:list-item>
          <text:p text:style-name="P18">All measures are realized through the infect rate and the commuter rate, base infect rate gets modified</text:p>
        </text:list-item>
      </text:list>
      <text:p text:style-name="P1">Overall Indicator behind map</text:p>
      <text:list xml:id="list612437963700215796" text:style-name="L21">
        <text:list-item>
          <text:p text:style-name="P19">Scale for the incidence scaling with the highest recorded incidence, highest incidence state always colored the darkest, be it with incidence 20 or 2000</text:p>
        </text:list-item>
        <text:list-item>
          <text:p text:style-name="P19">Indicator behind map gives feeling for the big picture, if green incidences on a low level, at red on a high level</text:p>
        </text:list-item>
      </text:list>
      <text:p text:style-name="P1"/>
      <text:p text:style-name="P1">DEMONSTRATION</text:p>
      <text:list xml:id="list210967842690189766" text:style-name="L22">
        <text:list-item>
          <text:p text:style-name="P20">Terminal Window opens too, see some runtime stats</text:p>
        </text:list-item>
        <text:list-item>
          <text:p text:style-name="P20">Interesting phenomenon, show that tests act time-delayed</text:p>
        </text:list-item>
        <text:list-item>
          <text:p text:style-name="P20">Some unrealistic stuff can be tried out, can vaccinate all people at once or have 80 million hospital beds</text:p>
        </text:list-item>
        <text:list-item>
          <text:p text:style-name="P20">Show the End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0M54S</meta:editing-duration>
    <meta:editing-cycles>44</meta:editing-cycles>
    <meta:generator>OpenOffice/4.1.7$Win32 OpenOffice.org_project/417m1$Build-9800</meta:generator>
    <dc:date>2022-05-27T17:02:17.08</dc:date>
    <dc:creator>Marvin Hanf</dc:creator>
    <meta:document-statistic meta:table-count="0" meta:image-count="0" meta:object-count="0" meta:page-count="2" meta:paragraph-count="54" meta:word-count="526" meta:character-count="3086"/>
    <meta:user-defined meta:name="Info 1"/>
    <meta:user-defined meta:name="Info 2"/>
    <meta:user-defined meta:name="Info 3"/>
    <meta:user-defined meta:name="Info 4"/>
  </office:meta>
</office:document-meta>
</file>